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X(2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∑</text:p>
          </table:table-cell>
          <table:table-cell office:value-type="string" calcext:value-type="string">
            <text:p>X(10)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8+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+4+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101" calcext:value-type="float">
            <text:p>100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4+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011" calcext:value-type="float">
            <text:p>111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2+8+16+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1001" calcext:value-type="float">
            <text:p>1110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8+16+32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6:52:39.544696661</meta:creation-date>
    <dc:date>2019-08-10T16:59:50.911155785</dc:date>
    <meta:editing-duration>PT7M16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